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5.8035in" style:type="right" style:leader-style="dotted" style:leader-text="."/>
        </style:tab-stops>
      </style:paragraph-properties>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Standard" style:master-page-name="Cover_20_Page">
      <style:paragraph-properties fo:text-align="center" style:justify-single-word="false" style:page-number="auto"/>
    </style:style>
    <style:style style:name="P12" style:family="paragraph" style:parent-style-name="Standard" style:master-page-name="Main_20_Page">
      <style:paragraph-properties fo:text-align="start" style:justify-single-word="false" style:page-number="1"/>
    </style:style>
    <style:style style:name="P13" style:family="paragraph" style:parent-style-name="Standard" style:list-style-name="L38"/>
    <style:style style:name="P14" style:family="paragraph" style:parent-style-name="Standard" style:list-style-name="L39"/>
    <style:style style:name="P15" style:family="paragraph" style:parent-style-name="Standard" style:list-style-name="L40"/>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Heading_20_2">
      <style:paragraph-properties fo:break-before="page"/>
    </style:style>
    <style:style style:name="P59" style:family="paragraph" style:parent-style-name="Heading_20_2" style:list-style-name="">
      <style:paragraph-properties fo:break-before="page"/>
    </style:style>
    <style:style style:name="P60" style:family="paragraph" style:parent-style-name="Heading_20_1">
      <style:paragraph-properties fo:break-before="page"/>
    </style:style>
    <style:style style:name="P61" style:family="paragraph" style:parent-style-name="Heading_20_1" style:list-style-name="">
      <style:paragraph-properties fo:break-before="pag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5">P.OW.E.R.</text:p>
      <text:p text:style-name="P3">Power Outlet for Wireless Power Reporting</text:p>
      <text:p text:style-name="P3">Web Interfac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Grace De Geus</text:p>
      <text:p text:style-name="P4">Charles Hathaway</text:p>
      <text:p text:style-name="P4">Nate Pickett</text:p>
      <text:p text:style-name="P4">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row>
          <table:table-cell table:style-name="RevisionHistory.A2" office:value-type="string">
            <text:p text:style-name="P7">2012-10-21</text:p>
          </table:table-cell>
          <table:table-cell table:style-name="RevisionHistory.B2" office:value-type="string">
            <text:p text:style-name="P7">Adding stuff to make this a “requirements” document</text:p>
          </table:table-cell>
        </table:table-row>
      </table:table>
      <text:p text:style-name="P6"/>
      <text:p text:style-name="P1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29_1819184786" text:style-name="Index_20_Link" text:visited-style-name="Index_20_Link">The P.O.W.E.R. Project<text:tab/>1</text:a></text:p>
          <text:p text:style-name="P9"><text:a xlink:type="simple" xlink:href="#__RefHeading__1831_1819184786" text:style-name="Index_20_Link" text:visited-style-name="Index_20_Link">Objective<text:tab/>1</text:a></text:p>
          <text:p text:style-name="P9"><text:a xlink:type="simple" xlink:href="#__RefHeading__1833_1819184786" text:style-name="Index_20_Link" text:visited-style-name="Index_20_Link">Purpose of This Document<text:tab/>2</text:a></text:p>
          <text:p text:style-name="P9"><text:a xlink:type="simple" xlink:href="#__RefHeading__1835_1819184786" text:style-name="Index_20_Link" text:visited-style-name="Index_20_Link">Potential Customers<text:tab/>2</text:a></text:p>
          <text:p text:style-name="P10"><text:a xlink:type="simple" xlink:href="#__RefHeading__1843_1819184786" text:style-name="Index_20_Link" text:visited-style-name="Index_20_Link">Assumptions and Other Relevant Facts<text:tab/>2</text:a></text:p>
          <text:p text:style-name="P10"><text:a xlink:type="simple" xlink:href="#__RefHeading__1845_1819184786" text:style-name="Index_20_Link" text:visited-style-name="Index_20_Link">Functional Requirements<text:tab/>2</text:a></text:p>
          <text:p text:style-name="P9"><text:a xlink:type="simple" xlink:href="#__RefHeading__1847_1819184786" text:style-name="Index_20_Link" text:visited-style-name="Index_20_Link">Satellite<text:tab/>2</text:a></text:p>
          <text:p text:style-name="P9"><text:a xlink:type="simple" xlink:href="#__RefHeading__2045_1819184786" text:style-name="Index_20_Link" text:visited-style-name="Index_20_Link">The Server<text:tab/>4</text:a></text:p>
          <text:p text:style-name="P9"><text:a xlink:type="simple" xlink:href="#__RefHeading__2051_1819184786" text:style-name="Index_20_Link" text:visited-style-name="Index_20_Link">The Display<text:tab/>5</text:a></text:p>
          <text:p text:style-name="P10"><text:a xlink:type="simple" xlink:href="#__RefHeading__1861_1819184786" text:style-name="Index_20_Link" text:visited-style-name="Index_20_Link">Non-functional Requirements<text:tab/>8</text:a></text:p>
          <text:p text:style-name="P9"><text:a xlink:type="simple" xlink:href="#__RefHeading__1863_1819184786" text:style-name="Index_20_Link" text:visited-style-name="Index_20_Link">Satellite<text:tab/>8</text:a></text:p>
          <text:p text:style-name="P9"><text:a xlink:type="simple" xlink:href="#__RefHeading__2047_1819184786" text:style-name="Index_20_Link" text:visited-style-name="Index_20_Link">The Server<text:tab/>8</text:a></text:p>
          <text:p text:style-name="P9"><text:a xlink:type="simple" xlink:href="#__RefHeading__2053_1819184786" text:style-name="Index_20_Link" text:visited-style-name="Index_20_Link">The Display<text:tab/>9</text:a></text:p>
          <text:p text:style-name="P10"><text:a xlink:type="simple" xlink:href="#__RefHeading__741_249102736" text:style-name="Index_20_Link" text:visited-style-name="Index_20_Link">Use Cases<text:tab/>10</text:a></text:p>
          <text:p text:style-name="P9"><text:a xlink:type="simple" xlink:href="#__RefHeading__1273_2086110546" text:style-name="Index_20_Link" text:visited-style-name="Index_20_Link">Logging In<text:tab/>11</text:a></text:p>
          <text:p text:style-name="P9"><text:a xlink:type="simple" xlink:href="#__RefHeading__1275_2086110546" text:style-name="Index_20_Link" text:visited-style-name="Index_20_Link">Logging Out<text:tab/>12</text:a></text:p>
          <text:p text:style-name="P9"><text:a xlink:type="simple" xlink:href="#__RefHeading__639_249102736" text:style-name="Index_20_Link" text:visited-style-name="Index_20_Link">View Monthly Power Consumption<text:tab/>13</text:a></text:p>
          <text:p text:style-name="P9"><text:a xlink:type="simple" xlink:href="#__RefHeading__658_249102736" text:style-name="Index_20_Link" text:visited-style-name="Index_20_Link">View Largest Power Consumer<text:tab/>14</text:a></text:p>
          <text:p text:style-name="P9"><text:a xlink:type="simple" xlink:href="#__RefHeading__669_249102736" text:style-name="Index_20_Link" text:visited-style-name="Index_20_Link">View Power Consumption Over Time<text:tab/>15</text:a></text:p>
          <text:p text:style-name="P9"><text:a xlink:type="simple" xlink:href="#__RefHeading__679_249102736" text:style-name="Index_20_Link" text:visited-style-name="Index_20_Link">Adjust Power Cost<text:tab/>16</text:a></text:p>
          <text:p text:style-name="P9"><text:a xlink:type="simple" xlink:href="#__RefHeading__694_249102736" text:style-name="Index_20_Link" text:visited-style-name="Index_20_Link">Add User<text:tab/>17</text:a></text:p>
          <text:p text:style-name="P9"><text:a xlink:type="simple" xlink:href="#__RefHeading__704_249102736" text:style-name="Index_20_Link" text:visited-style-name="Index_20_Link">Delete User<text:tab/>19</text:a></text:p>
          <text:p text:style-name="P9"><text:a xlink:type="simple" xlink:href="#__RefHeading__729_249102736" text:style-name="Index_20_Link" text:visited-style-name="Index_20_Link">Add Device<text:tab/>20</text:a></text:p>
          <text:p text:style-name="P9"><text:a xlink:type="simple" xlink:href="#__RefHeading__1837_1819184786" text:style-name="Index_20_Link" text:visited-style-name="Index_20_Link">Rename Device<text:tab/>22</text:a></text:p>
          <text:p text:style-name="P9"><text:a xlink:type="simple" xlink:href="#__RefHeading__1839_1819184786" text:style-name="Index_20_Link" text:visited-style-name="Index_20_Link">The device is now know by a new name.<text:tab/>22</text:a></text:p>
          <text:p text:style-name="P9"><text:a xlink:type="simple" xlink:href="#__RefHeading__731_249102736" text:style-name="Index_20_Link" text:visited-style-name="Index_20_Link">Disable Device<text:tab/>23</text:a></text:p>
          <text:p text:style-name="P9"><text:a xlink:type="simple" xlink:href="#__RefHeading__1281_2086110546" text:style-name="Index_20_Link" text:visited-style-name="Index_20_Link">Re-enable Device<text:tab/>24</text:a></text:p>
          <text:p text:style-name="P9"><text:a xlink:type="simple" xlink:href="#__RefHeading__1841_1819184786" text:style-name="Index_20_Link" text:visited-style-name="Index_20_Link">Remap Device<text:tab/>26</text:a></text:p>
          <text:p text:style-name="P9"><text:a xlink:type="simple" xlink:href="#__RefHeading__1285_2086110546" text:style-name="Index_20_Link" text:visited-style-name="Index_20_Link">Adding a Satellite<text:tab/>28</text:a></text:p>
          <text:p text:style-name="P9"><text:a xlink:type="simple" xlink:href="#__RefHeading__1865_1819184786" text:style-name="Index_20_Link" text:visited-style-name="Index_20_Link">Removing a Satellite<text:tab/>30</text:a></text:p>
          <text:p text:style-name="P9"><text:a xlink:type="simple" xlink:href="#__RefHeading__1985_1819184786" text:style-name="Index_20_Link" text:visited-style-name="Index_20_Link">*Adding A Satellite – Physical Setup<text:tab/>32</text:a></text:p>
          <text:p text:style-name="P9"><text:a xlink:type="simple" xlink:href="#__RefHeading__2005_1819184786" text:style-name="Index_20_Link" text:visited-style-name="Index_20_Link">*Cycling Power Modes<text:tab/>33</text:a></text:p>
          <text:p text:style-name="P9"><text:a xlink:type="simple" xlink:href="#__RefHeading__1925_1819184786" text:style-name="Index_20_Link" text:visited-style-name="Index_20_Link">*Plug In Satellite<text:tab/>35</text:a></text:p>
          <text:p text:style-name="P9"><text:a xlink:type="simple" xlink:href="#__RefHeading__2049_1819184786" text:style-name="Index_20_Link" text:visited-style-name="Index_20_Link">*Power Up the Server<text:tab/>36</text:a></text:p>
        </text:index-body>
      </text:table-of-content>
      <text:h text:style-name="Heading_20_1" text:outline-level="1"><text:bookmark-start text:name="__RefHeading__1829_1819184786"/>The P.O.W.E.R. Project<text:bookmark-end text:name="__RefHeading__1829_1819184786"/></text:h>
      <text:h text:style-name="Heading_20_2" text:outline-level="2">Definitions</text:h>
      <text:p text:style-name="Text_20_body">Feature: one or more related tasks that add unique functionality to the system</text:p>
      <text:h text:style-name="Heading_20_2" text:outline-level="2"><text:bookmark-start text:name="__RefHeading__1831_1819184786"/><text:soft-page-break/>Objective<text:bookmark-end text:name="__RefHeading__1831_181918478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Heading_20_2" text:outline-level="2"><text:bookmark-start text:name="__RefHeading__1833_1819184786"/>Purpose of This Document<text:bookmark-end text:name="__RefHeading__1833_1819184786"/></text:h>
      <text:p text:style-name="Text_20_body">This document describes the requirements of the P.O.W.E.R. Project. All requirements are high level, with a general overview of how things will work. </text:p>
      <text:h text:style-name="Heading_20_2" text:outline-level="2"><text:bookmark-start text:name="__RefHeading__1835_1819184786"/>Potential Customers<text:bookmark-end text:name="__RefHeading__1835_1819184786"/></text:h>
      <text:p text:style-name="Text_20_body">P.O.W.E.R. is aimed at residential customers. While there is a very large potential for customers in the business world, the initial product will not include any of the features those customers would require.</text:p>
      <text:h text:style-name="Heading_20_1" text:outline-level="1"><text:bookmark-start text:name="__RefHeading__1843_1819184786"/>Assumptions and Other Relevant Facts<text:bookmark-end text:name="__RefHeading__1843_1819184786"/></text:h>
      <text:p text:style-name="Text_20_body">For the purpose of this document, we assume several things about the client. We assume:</text:p>
      <text:list xml:id="list1306494031" text:style-name="L1">
        <text:list-item>
          <text:p text:style-name="P16">They understand their electric bill. This means they know what a kW/hr is</text:p>
        </text:list-item>
        <text:list-item>
          <text:p text:style-name="P16">They have a device that can render web pages that uses heavy javascript. This is the only hardware requirement for the client</text:p>
        </text:list-item>
      </text:list>
      <text:h text:style-name="Heading_20_1" text:outline-level="1">List of Features</text:h>
      <text:p text:style-name="Text_20_body">Asterisks denote optional features</text:p>
      <text:list xml:id="list1998549447" text:style-name="L44">
        <text:list-item>
          <text:p text:style-name="P57">User Management</text:p>
        </text:list-item>
        <text:list-item>
          <text:p text:style-name="P57">Group Management*</text:p>
        </text:list-item>
        <text:list-item>
          <text:p text:style-name="P57">Device Management</text:p>
        </text:list-item>
        <text:list-item>
          <text:p text:style-name="P57">Satellite Management</text:p>
        </text:list-item>
        <text:list-item>
          <text:p text:style-name="P57">View Data</text:p>
          <text:list>
            <text:list-item>
              <text:p text:style-name="P57">View Device Power Consumption</text:p>
            </text:list-item>
            <text:list-item>
              <text:p text:style-name="P57">View Power Consumption Over Time</text:p>
            </text:list-item>
            <text:list-item>
              <text:p text:style-name="P57">View Device Cost Over Time*</text:p>
            </text:list-item>
          </text:list>
        </text:list-item>
        <text:list-item>
          <text:p text:style-name="P57">Power Bill Guestimator*</text:p>
        </text:list-item>
        <text:list-item>
          <text:p text:style-name="P57">Factory reset</text:p>
        </text:list-item>
        <text:list-item>
          <text:p text:style-name="P57"><text:soft-page-break/>Software upgrade*</text:p>
        </text:list-item>
        <text:list-item>
          <text:p text:style-name="P57">Remote monitoring units</text:p>
          <text:list>
            <text:list-item>
              <text:p text:style-name="P57">Remote power control*</text:p>
            </text:list-item>
          </text:list>
        </text:list-item>
      </text:list>
      <text:p text:style-name="Text_20_body"/>
      <text:h text:style-name="Heading_20_2" text:outline-level="2">User Management</text:h>
      <text:h text:style-name="Heading_20_4" text:outline-level="4">Users</text:h>
      <text:list xml:id="list1319101933" text:style-name="L43">
        <text:list-item>
          <text:p text:style-name="P56">Add users</text:p>
        </text:list-item>
        <text:list-item>
          <text:p text:style-name="P56">Delete users</text:p>
        </text:list-item>
        <text:list-item>
          <text:p text:style-name="P56">Modify user information</text:p>
        </text:list-item>
        <text:list-item>
          <text:p text:style-name="P56">User permissions</text:p>
        </text:list-item>
      </text:list>
      <text:h text:style-name="Heading_20_4" text:outline-level="4">Groups*</text:h>
      <text:list xml:id="list1499715410" text:continue-numbering="true" text:style-name="L43">
        <text:list-item>
          <text:p text:style-name="P56">Add groups</text:p>
        </text:list-item>
        <text:list-item>
          <text:p text:style-name="P56">Delete groups</text:p>
        </text:list-item>
        <text:list-item>
          <text:p text:style-name="P56">Modify groups</text:p>
        </text:list-item>
        <text:list-item>
          <text:p text:style-name="P56">Group permissions</text:p>
        </text:list-item>
      </text:list>
      <text:p text:style-name="Text_20_body"/>
      <text:h text:style-name="Heading_20_1" text:outline-level="1"><text:bookmark-start text:name="__RefHeading__1845_1819184786"/>Functional Requirements<text:bookmark-end text:name="__RefHeading__1845_1819184786"/></text:h>
      <text:h text:style-name="Heading_20_2" text:outline-level="2"><text:bookmark-start text:name="__RefHeading__1847_1819184786"/>Satellite<text:bookmark-end text:name="__RefHeading__1847_1819184786"/></text:h>
      <text:h text:style-name="Heading_20_3" text:outline-level="3">Introduction</text:h>
      <text:p text:style-name="Text_20_body">Satellite refers to the actual power outlet readers of the POWER system. The term refers to the Satellite's data collecting functionality. It will be part of the wireless sensor network that sends data to the server. In appearance, the Satellite will be a box with two sets of prongs that can fit into National Electricity Manufacturer's Association (NEMA) 5-15 mains electricity outlets, a typical wall outlet in a home or office. The Satellite plugs into both faces of the wall outlet on that side, and on the opposite side are two NEMA 5-15 outlet faces. It will sit between the device requiring power and the wall outlet, providing the same number of outlets as the Satellite occupies.</text:p>
      <text:h text:style-name="Heading_20_3" text:outline-level="3"><text:soft-page-break/>Functional Requirements</text:h>
      <text:p text:style-name="Text_20_body">The Satellite shall measure current running through the wall outlets to their respective devices on the other side, and transmit that data to the server. Transmitting the data will require a low-power communication protocol, as power consumption per Satellite must be under one Watt (1W). The Satellite shall have a three state system, and these states can be invoked via the server, or cycled through with a button on the outside of the Satellite, one for each outlet. These states are: Normal, Blind, and Off, and cycle in that order when the button is pressed. Normal is normal operation as described in this document, where readings are taken and sent to the server. In the Blind state, the Satellite goes into a super-low power state and stops the recording, and therefore sending, of data.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hree indicating modes of the LED on the case.</text:p>
      <text:h text:style-name="Heading_20_3" text:outline-level="3">Safety</text:h>
      <text:p text:style-name="Text_20_body">The Satellite shall not be able to cause electrical damage or electrical fire to itself or any attached devices, and must be safe for the user to handle. The Satellite shall be encased in such a way that users cannot open them and tamper with them.</text:p>
      <text:h text:style-name="Heading_20_3" text:outline-level="3">Scale</text:h>
      <text:p text:style-name="Text_20_body">Satellites shall be able to work in groups of up to 255 for any one server.</text:p>
      <text:h text:style-name="Heading_20_3" text:outline-level="3">Power Calculation</text:h>
      <text:p text:style-name="Text_20_body">Power will not be measured directly. Instead current shall be measured as stated above. Current will be sent to the server, where it can be recorded, and converted to power. To do this the current is multiplied by 120 Volts, which is standard mains electricity in the United States. Current readings must not suffer more than 5% error. </text:p>
      <text:h text:style-name="Heading_20_3" text:outline-level="3">Communication</text:h>
      <text:p text:style-name="Text_20_body">A low-power communications protocol shall be used, since power consumption is an issue. The protocol used will have the ability to transmit 500 meters (500m). Transmissions shall occur every 2.5 seconds. The Satellite's three operating modes must be switchable via the server at any time. If the operating mode button is pressed, the Satellite must send a signal to the server telling it what state it's going into. In the case of Blind mode going into Off mode, the Satellite shall send one last signal then resume it's super-low power state in addition to blocking power to the device attached to it's output face.</text:p>
      <text:h text:style-name="Heading_20_3" text:outline-level="3"><text:soft-page-break/>Recap:</text:h>
      <text:list xml:id="list1250060843" text:style-name="L2">
        <text:list-item>
          <text:p text:style-name="P17">Ability to plug into standard NEMA 5-15 mains electricity outlets</text:p>
        </text:list-item>
        <text:list-item>
          <text:p text:style-name="P17">Two outlet faces on the opposite side of the plugs (if it takes up two outlets, it should provide two outlets)</text:p>
        </text:list-item>
        <text:list-item>
          <text:p text:style-name="P17">Less than 5% error on current reading</text:p>
        </text:list-item>
        <text:list-item>
          <text:p text:style-name="P17">Power draw less than 1W (Watt) per Satellite</text:p>
        </text:list-item>
        <text:list-item>
          <text:p text:style-name="P17">Broadcasts information up to 500m (meters)</text:p>
        </text:list-item>
        <text:list-item>
          <text:p text:style-name="P17">Transmits every 2.5 seconds</text:p>
        </text:list-item>
        <text:list-item>
          <text:p text:style-name="P17">Requires encryption on all communication</text:p>
        </text:list-item>
      </text:list>
      <text:h text:style-name="Heading_20_2" text:outline-level="2"><text:bookmark-start text:name="__RefHeading__2045_1819184786"/>The Server<text:bookmark-end text:name="__RefHeading__2045_1819184786"/></text:h>
      <text:h text:style-name="Heading_20_3" text:outline-level="3">Introduction</text:h>
      <text:p text:style-name="Text_20_body">The POWER server sits inside the building being monitored (residence, office, etc) and receives current readings from all nearby [[Satellite]] nodes that have connected to it. It provides an on-site location to view the data collected. It shall run on as little power as possible, with 10W being the current feasible goal. The server will have a button located somewhere on it that allows it to connect to a Satellite that is in a "requesting connection" phase.</text:p>
      <text:p text:style-name="Text_20_body"/>
      <text:h text:style-name="Heading_20_3" text:outline-level="3">Functional Requirements</text:h>
      <text:h text:style-name="Heading_20_4" text:outline-level="4">Hardware</text:h>
      <text:p text:style-name="Text_20_body">The server shall be outfitted with enough processing power and RAM to simultaneously handle the display software as well as receiving all data sent from all Satellites. The server shall also have enough hard drive space to hold 5 years of data.</text:p>
      <text:h text:style-name="Heading_20_4" text:outline-level="4">Load</text:h>
      <text:p text:style-name="Text_20_body">The server shall be able to support up to 255 Satellites. Specifically, the server must be able to receive a reading from any Satellite at any time. Even if the server is busy, it must still be able to receive readings in some kind of buffer. Losing readings shall return an error condition of some kind and must be dealt with.</text:p>
      <text:h text:style-name="Heading_20_4" text:outline-level="4">Data Readings</text:h>
      <text:p text:style-name="Text_20_body">A data reading shall be received by each Satellite once every 2.5 seconds. Each data <text:soft-page-break/>reading must be stored in the POWER database. If data is not received by a normally operating Satellite, the server should attempt to receive that missing datum again. If that Satellite is still unaccounted for, it shall be marked by the server with an error flag and be dealt with. If a Satellite is in Blind or Off modes, the server shall have flags to indicate that in the POWER database.</text:p>
      <text:h text:style-name="Heading_20_4" text:outline-level="4">Overseer Duties</text:h>
      <text:p text:style-name="Text_20_body">The server shall have the ability to turn a Satellite off, having it act as a "Blind" outlet. The server must also have the ability to turn a Satellite's output outlet off. Both of these features must be invoked by the user only, and these commands issued by the server must be able to override and be overridden by the button on the Satellite, so that a user can use whichever is closest to change a Satellite's operation.</text:p>
      <text:h text:style-name="Heading_20_3" text:outline-level="3">Recap:</text:h>
      <text:list xml:id="list761833113" text:style-name="L3">
        <text:list-item>
          <text:p text:style-name="P18">Physical server inside building</text:p>
        </text:list-item>
        <text:list-item>
          <text:p text:style-name="P18">Runs on less than 10W (Watts)</text:p>
        </text:list-item>
        <text:list-item>
          <text:p text:style-name="P18">Displays data (See [[Display]])</text:p>
        </text:list-item>
        <text:list-item>
          <text:p text:style-name="P18">Communication Zigbee compatible</text:p>
        </text:list-item>
        <text:list-item>
          <text:p text:style-name="P18">WPS / WPA2 encryption</text:p>
        </text:list-item>
        <text:list-item>
          <text:p text:style-name="P18">Button to connect nodes</text:p>
        </text:list-item>
        <text:list-item>
          <text:p text:style-name="P18">Ability to connect to the clients network</text:p>
        </text:list-item>
      </text:list>
      <text:h text:style-name="Heading_20_2" text:outline-level="2"><text:bookmark-start text:name="__RefHeading__2051_1819184786"/>The Display<text:bookmark-end text:name="__RefHeading__2051_1819184786"/></text:h>
      <text:h text:style-name="Heading_20_3" text:outline-level="3">Introduction</text:h>
      <text:p text:style-name="Text_20_body">The display is the interface that will be used by the client to view the actual "product". </text:p>
      <text:h text:style-name="Heading_20_3" text:outline-level="3">Functional Requirements</text:h>
      <text:h text:style-name="Heading_20_4" text:outline-level="4">Data Output</text:h>
      <text:p text:style-name="Text_20_body">The display must be able to render the following charts:</text:p>
      <text:list xml:id="list77539110" text:style-name="L4">
        <text:list-item>
          <text:p text:style-name="P19">Power consumption v Time (minutes, hours, days, weeks, months, years) -- Line Graph</text:p>
        </text:list-item>
        <text:list-item>
          <text:p text:style-name="P19">Power consumption v Time (Real time) -- Line Graph</text:p>
        </text:list-item>
        <text:list-item>
          <text:p text:style-name="P19">Cost v Time (days, weeks, months) -- Line Graph</text:p>
          <text:list>
            <text:list-item>
              <text:p text:style-name="P19"><text:soft-page-break/>Cost is the product of wattage and price per watt</text:p>
            </text:list-item>
          </text:list>
        </text:list-item>
      </text:list>
      <text:p text:style-name="Text_20_body">In addition, the display must provide an interface to allow the user to "guestimate" their monthly power bill. This includes adding a fictional device to see how much it would cost them to add the device.</text:p>
      <text:h text:style-name="Heading_20_4" text:outline-level="4">Configuration</text:h>
      <text:p text:style-name="Text_20_body">The display must be able to allow the editing of the following configuration settings:</text:p>
      <text:list xml:id="list1948801923" text:style-name="L5">
        <text:list-item>
          <text:p text:style-name="P20">User logins</text:p>
        </text:list-item>
        <text:list-item>
          <text:p text:style-name="P20">Reporting interval</text:p>
        </text:list-item>
        <text:list-item>
          <text:p text:style-name="P20">Device names</text:p>
        </text:list-item>
        <text:list-item>
          <text:p text:style-name="P20">Device groups</text:p>
          <text:list>
            <text:list-item>
              <text:p text:style-name="P20">Device groups are logical grouping of devices that allow for the client to aggregate data from that group and display it just like they would on a "single" device. For example, they should be able to group their TV, surround sound system, and BlueRay player into the logical group "home theatre" and display data from that entire group as a single device.</text:p>
            </text:list-item>
          </text:list>
        </text:list-item>
        <text:list-item>
          <text:p text:style-name="P20">Power Cost</text:p>
          <text:list>
            <text:list-item>
              <text:p text:style-name="P20">Must allow for tiered power costs</text:p>
            </text:list-item>
          </text:list>
        </text:list-item>
        <text:list-item>
          <text:p text:style-name="P20">Adding a device</text:p>
        </text:list-item>
        <text:list-item>
          <text:p text:style-name="P20">Factory reset</text:p>
        </text:list-item>
      </text:list>
      <text:h text:style-name="Heading_20_3" text:outline-level="3">*Recap:</text:h>
      <text:p text:style-name="Text_20_body"/>
      <text:p text:style-name="Text_20_body"/>
      <text:h text:style-name="P61" text:outline-level="1"><text:bookmark-start text:name="__RefHeading__1861_1819184786"/>Non-functional Requirements<text:bookmark-end text:name="__RefHeading__1861_1819184786"/></text:h>
      <text:h text:style-name="Heading_20_2" text:outline-level="2"><text:bookmark-start text:name="__RefHeading__1863_1819184786"/>Satellite<text:bookmark-end text:name="__RefHeading__1863_1819184786"/></text:h>
      <text:h text:style-name="Heading_20_3" text:outline-level="3">Aesthetics</text:h>
      <text:p text:style-name="Text_20_body">The Satellites shall be of convenient size and shape; specifically, they shall not be obtrusive and shall take up as little space as possible, given the hardware inside them. A small LED will be somewhere on each outlet face to indicate the operating mode of the Satellite. Solid ON for Normal operating mode, blinking for Blind, and OFF for Off.</text:p>
      <text:h text:style-name="Heading_20_3" text:outline-level="3">Security</text:h>
      <text:p text:style-name="Text_20_body">Data sent from each Satellite to the server shall be encrypted. This is to prevent intrusion from a third party, be it an adjacent POWER system or an intruder with malicious intent.</text:p>
      <text:h text:style-name="Heading_20_3" text:outline-level="3">Cost</text:h>
      <text:p text:style-name="Text_20_body">The Satellite shall be designed in such a way that adding new Satellites will give the consumer an economically sound cost-to-benefit ratio.</text:p>
      <text:h text:style-name="Heading_20_3" text:outline-level="3">Recap:</text:h>
      <text:list xml:id="list1990517569" text:style-name="L6">
        <text:list-item>
          <text:p text:style-name="P21">Ability to toggle power through each outlet independently</text:p>
        </text:list-item>
        <text:list-item>
          <text:p text:style-name="P21">Power/activity light</text:p>
        </text:list-item>
        <text:list-item>
          <text:p text:style-name="P21">Costs less than $7.50 (USD) to produce</text:p>
        </text:list-item>
        <text:list-item>
          <text:p text:style-name="P21">Convenient size</text:p>
        </text:list-item>
        <text:list-item>
          <text:p text:style-name="P21">Attractive and unobtrusive design and color</text:p>
        </text:list-item>
      </text:list>
      <text:h text:style-name="Heading_20_2" text:outline-level="2"><text:bookmark-start text:name="__RefHeading__2047_1819184786"/>The Server<text:bookmark-end text:name="__RefHeading__2047_1819184786"/></text:h>
      <text:h text:style-name="Heading_20_3" text:outline-level="3">Aesthetics</text:h>
      <text:p text:style-name="Text_20_body">The server shall be as small and unobtrusive as possible.</text:p>
      <text:h text:style-name="Heading_20_3" text:outline-level="3">Encryption</text:h>
      <text:p text:style-name="Text_20_body">The server shall use an encryption method for communication to the Satellites. Connection must be simple enough that an average user can add Satellites at any time.</text:p>
      <text:h text:style-name="Heading_20_2" text:outline-level="2"><text:bookmark-start text:name="__RefHeading__2053_1819184786"/><text:soft-page-break/>The Display<text:bookmark-end text:name="__RefHeading__2053_1819184786"/></text:h>
      <text:list xml:id="list2053488974" text:style-name="L7">
        <text:list-item>
          <text:p text:style-name="P22">The display shall be, first and foremost, easy to learn</text:p>
        </text:list-item>
        <text:list-item>
          <text:p text:style-name="P22">No page shall take more than 500 milliseconds to load</text:p>
        </text:list-item>
        <text:list-item>
          <text:p text:style-name="P22">Data should not be lost when a device is moved to a new outlet</text:p>
        </text:list-item>
      </text:list>
      <text:h text:style-name="Heading_20_4" text:outline-level="4">Security</text:h>
      <text:list xml:id="list691484731" text:style-name="L8">
        <text:list-item>
          <text:p text:style-name="P23">The display must provide the following security features:</text:p>
        </text:list-item>
        <text:list-item>
          <text:p text:style-name="P23">Not vulnerable to SQL injection</text:p>
        </text:list-item>
        <text:list-item>
          <text:p text:style-name="P23">Not vulnerable to XSS</text:p>
        </text:list-item>
        <text:list-item>
          <text:p text:style-name="P23">Does not allow unauthorized access</text:p>
        </text:list-item>
        <text:list-item>
          <text:p text:style-name="P23">All data transferred to the display is encrypted</text:p>
        </text:list-item>
      </text:list>
      <text:h text:style-name="Heading_20_3" text:outline-level="3">Recap:</text:h>
      <text:p text:style-name="Text_20_body"/>
      <text:h text:style-name="P60" text:outline-level="1"><text:bookmark-start text:name="__RefHeading__741_249102736"/>Use Case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661956947" text:style-name="L9">
        <text:list-item>
          <text:p text:style-name="P24">Users</text:p>
        </text:list-item>
        <text:list-item>
          <text:p text:style-name="P24">The display</text:p>
        </text:list-item>
        <text:list-item>
          <text:p text:style-name="P24">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58"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1404042818" text:style-name="L10">
        <text:list-item>
          <text:p text:style-name="P25">User</text:p>
        </text:list-item>
        <text:list-item>
          <text:p text:style-name="P25">System </text:p>
        </text:list-item>
      </text:list>
      <text:h text:style-name="Heading_20_3" text:outline-level="3"><text:bookmark-start text:name="__RefHeading__652_2491027361"/>Assumptions<text:bookmark-end text:name="__RefHeading__652_2491027361"/></text:h>
      <text:p text:style-name="Text_20_body">The user has valid login informatio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58"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1811830832" text:continue-numbering="true" text:style-name="L10">
        <text:list-item>
          <text:p text:style-name="P25">User</text:p>
        </text:list-item>
        <text:list-item>
          <text:p text:style-name="P25">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display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58"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47056697" text:continue-numbering="true" text:style-name="L10">
        <text:list-item>
          <text:p text:style-name="P25">User</text:p>
        </text:list-item>
        <text:list-item>
          <text:p text:style-name="P25">Display</text:p>
        </text:list-item>
        <text:list-item>
          <text:p text:style-name="P25">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664572936" text:style-name="L11">
        <text:list-item>
          <text:p text:style-name="P26">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602661472" text:style-name="L12">
        <text:list-item>
          <text:p text:style-name="P27">The name of the month</text:p>
        </text:list-item>
        <text:list-item>
          <text:p text:style-name="P27">The total power consumed by the entire system for that month </text:p>
        </text:list-item>
        <text:list-item>
          <text:p text:style-name="P27">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58"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777602768" text:style-name="L13">
        <text:list-item>
          <text:p text:style-name="P28">User</text:p>
        </text:list-item>
        <text:list-item>
          <text:p text:style-name="P28">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988553937" text:style-name="L14">
        <text:list-item>
          <text:p text:style-name="P29">One of which is "Device Power Consumption" </text:p>
        </text:list-item>
      </text:list>
      <text:p text:style-name="Text_20_body">The user selects "Device Power Consumption"</text:p>
      <text:p text:style-name="Text_20_body">The display shows the user a table containing:</text:p>
      <text:list xml:id="list849669650" text:style-name="L15">
        <text:list-item>
          <text:p text:style-name="P30">The name of each device</text:p>
        </text:list-item>
        <text:list-item>
          <text:p text:style-name="P30">The power consumed by each device</text:p>
        </text:list-item>
        <text:list-item>
          <text:p text:style-name="P30">The device's power consumption per hour</text:p>
        </text:list-item>
        <text:list-item>
          <text:p text:style-name="P30">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58"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936633750" text:style-name="L16">
        <text:list-item>
          <text:p text:style-name="P31">User</text:p>
        </text:list-item>
        <text:list-item>
          <text:p text:style-name="P31">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291748119" text:style-name="L17">
        <text:list-item>
          <text:p text:style-name="P32">One of which is "View Power Use over Time" </text:p>
        </text:list-item>
      </text:list>
      <text:p text:style-name="Text_20_body">The display shows a page that prompts the user to select:</text:p>
      <text:list xml:id="list1172649245" text:style-name="L18">
        <text:list-item>
          <text:p text:style-name="P33">What devices or device groups they want to compare</text:p>
          <text:list>
            <text:list-item>
              <text:p text:style-name="P33">Defaults the group "All devices" </text:p>
            </text:list-item>
          </text:list>
        </text:list-item>
        <text:list-item>
          <text:p text:style-name="P33">What time period they would like to compare them over</text:p>
          <text:list>
            <text:list-item>
              <text:p text:style-name="P33">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58"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828096915" text:style-name="L19">
        <text:list-item>
          <text:p text:style-name="P34">User</text:p>
        </text:list-item>
        <text:list-item>
          <text:p text:style-name="P34">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1007828342" text:style-name="L20">
        <text:list-item>
          <text:p text:style-name="P35">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display show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58"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864397177" text:style-name="L21">
        <text:list-item>
          <text:p text:style-name="P36">User</text:p>
        </text:list-item>
        <text:list-item>
          <text:p text:style-name="P36">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2162505497" text:style-name="L22">
        <text:list-item>
          <text:p text:style-name="P37">This includes a button to add a user </text:p>
        </text:list-item>
      </text:list>
      <text:p text:style-name="Text_20_body">The user clicks "Add user"</text:p>
      <text:p text:style-name="Text_20_body">The display presents the user with a page that contains the necessary fields to create a new user:</text:p>
      <text:list xml:id="list664231999" text:style-name="L23">
        <text:list-item>
          <text:p text:style-name="P38">First name</text:p>
        </text:list-item>
        <text:list-item>
          <text:p text:style-name="P38">Last name</text:p>
        </text:list-item>
        <text:list-item>
          <text:p text:style-name="P38">Username</text:p>
        </text:list-item>
        <text:list-item>
          <text:p text:style-name="P38">Password</text:p>
        </text:list-item>
        <text:list-item>
          <text:p text:style-name="P38">A check-box requiring the user to change their password at login</text:p>
        </text:list-item>
        <text:list-item>
          <text:p text:style-name="P38">A multi-select to put them into groups</text:p>
        </text:list-item>
        <text:list-item>
          <text:p text:style-name="P38">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ext:soft-page-break/>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58"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133988555" text:style-name="L24">
        <text:list-item>
          <text:p text:style-name="P39">User</text:p>
        </text:list-item>
        <text:list-item>
          <text:p text:style-name="P39">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2152881575" text:style-name="L25">
        <text:list-item>
          <text:p text:style-name="P40">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58"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1715546704" text:style-name="L26">
        <text:list-item>
          <text:p text:style-name="P41">User</text:p>
        </text:list-item>
        <text:list-item>
          <text:p text:style-name="P41">Display</text:p>
        </text:list-item>
        <text:list-item>
          <text:p text:style-name="P41">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49547862" text:style-name="L27">
        <text:list-item>
          <text:p text:style-name="P42">This includes an “Add device” button</text:p>
        </text:list-item>
      </text:list>
      <text:p text:style-name="Text_20_body">The user clicks the “Add device” button</text:p>
      <text:p text:style-name="Text_20_body">The display prompts the user for information about the device, including:</text:p>
      <text:list xml:id="list128588309" text:style-name="L28">
        <text:list-item>
          <text:p text:style-name="P43">Name</text:p>
          <text:list>
            <text:list-item>
              <text:p text:style-name="P43">Optional: room, location in room, owner. These will be used to guide the user in coming up with a unique name</text:p>
            </text:list-item>
          </text:list>
        </text:list-item>
        <text:list-item>
          <text:p text:style-name="P43">What Satellite it is plugged into</text:p>
          <text:list>
            <text:list-item>
              <text:p text:style-name="P43">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text:soft-page-break/>Expected outcome<text:bookmark-end text:name="__RefHeading__722_2491027361"/></text:h>
      <text:p text:style-name="Text_20_body">The display has the device available for history and mapping to Satellites. </text:p>
      <text:h text:style-name="P58" text:outline-level="2"><text:bookmark-start text:name="__RefHeading__1837_1819184786"/>Rename Device<text:bookmark-end text:name="__RefHeading__1837_181918478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2148567297" text:continue-list="list1715546704" text:style-name="L26">
        <text:list-item>
          <text:p text:style-name="P41">User</text:p>
        </text:list-item>
        <text:list-item>
          <text:p text:style-name="P41">Display</text:p>
        </text:list-item>
        <text:list-item>
          <text:p text:style-name="P41">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507838722" text:style-name="L29">
        <text:list-item>
          <text:p text:style-name="P44">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p text:style-name="Text_20_body">The display informs the user that the device has been renamed</text:p>
      <text:p text:style-name="Text_20_body">The display shows the user the "User Management" page</text:p>
      <text:h text:style-name="Heading_20_3" text:outline-level="3"><text:bookmark-start text:name="__RefHeading__722_249102736"/>Expected outcome<text:bookmark-end text:name="__RefHeading__722_249102736"/></text:h>
      <text:h text:style-name="P45" text:outline-level="2"><text:bookmark-start text:name="__RefHeading__1839_1819184786"/>The device is now know by a new name.<text:bookmark-end text:name="__RefHeading__1839_1819184786"/></text:h>
      <text:h text:style-name="P58"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1886505539" text:style-name="L30">
        <text:list-item>
          <text:p text:style-name="P46">User</text:p>
        </text:list-item>
        <text:list-item>
          <text:p text:style-name="P46">Display</text:p>
        </text:list-item>
        <text:list-item>
          <text:p text:style-name="P46">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2074309374" text:style-name="L31">
        <text:list-item>
          <text:p text:style-name="P47">This includes a drop down with an action to disable a device</text:p>
        </text:list-item>
        <text:list-item>
          <text:p text:style-name="P47">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58"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305352962" text:continue-list="list1886505539" text:style-name="L30">
        <text:list-item>
          <text:p text:style-name="P46">User</text:p>
        </text:list-item>
        <text:list-item>
          <text:p text:style-name="P46">Display</text:p>
        </text:list-item>
        <text:list-item>
          <text:p text:style-name="P46">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605113103" text:style-name="L32">
        <text:list-item>
          <text:p text:style-name="P48">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1630832945" text:continue-list="list2074309374" text:style-name="L31">
        <text:list-item>
          <text:p text:style-name="P47">This includes a drop down with an action to re-enable a device</text:p>
        </text:list-item>
      </text:list>
      <text:list xml:id="list203781598" text:continue-list="list1605113103" text:style-name="L32">
        <text:list-item>
          <text:p text:style-name="P48">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text:soft-page-break/>Expected Outcome<text:bookmark-end text:name="__RefHeading__739_2491027362"/></text:h>
      <text:p text:style-name="Text_20_body">A disabled device was re-enabled and will appear in all menus.</text:p>
      <text:h text:style-name="P58" text:outline-level="2"><text:bookmark-start text:name="__RefHeading__1841_1819184786"/>Remap Device<text:bookmark-end text:name="__RefHeading__1841_1819184786"/></text:h>
      <text:p text:style-name="Text_20_body">This use case documents the procedure that a user would use to associate a device with a Satellite.</text:p>
      <text:h text:style-name="Heading_20_3" text:outline-level="3"><text:bookmark-start text:name="__RefHeading__1293_20861105461"/>Actors<text:bookmark-end text:name="__RefHeading__1293_20861105461"/></text:h>
      <text:list xml:id="list745873217" text:continue-list="list2148567297" text:style-name="L26">
        <text:list-item>
          <text:p text:style-name="P41">User</text:p>
        </text:list-item>
        <text:list-item>
          <text:p text:style-name="P41">Display</text:p>
        </text:list-item>
        <text:list-item>
          <text:p text:style-name="P41">Satellite </text:p>
        </text:list-item>
      </text:list>
      <text:h text:style-name="Heading_20_3" text:outline-level="3"><text:bookmark-start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start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955707812" text:style-name="L33">
        <text:list-item>
          <text:p text:style-name="P49">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655283917" text:style-name="L34">
        <text:list-item>
          <text:p text:style-name="P50">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Device Management" page</text:p>
      <text:h text:style-name="Heading_20_3" text:outline-level="3"><text:bookmark-start text:name="__RefHeading__722_2491027361111"/>Expected outcome<text:bookmark-end text:name="__RefHeading__722_2491027361111"/></text:h>
      <text:p text:style-name="Text_20_body">The device has been associated with a new Satellite, and all data from that Satellite will <text:soft-page-break/>be attributed to the specified device.</text:p>
      <text:h text:style-name="P59"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1468966498" text:continue-list="list745873217" text:style-name="L26">
        <text:list-item>
          <text:p text:style-name="P41">User</text:p>
        </text:list-item>
        <text:list-item>
          <text:p text:style-name="P41">Display</text:p>
        </text:list-item>
        <text:list-item>
          <text:p text:style-name="P41">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1649277290" text:style-name="L35">
        <text:list-item>
          <text:p text:style-name="P51">This includes 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text:soft-page-break/>Expected outcome<text:bookmark-end text:name="__RefHeading__722_24910273611"/></text:h>
      <text:p text:style-name="Text_20_body">A new Satellite was added to the display.</text:p>
      <text:h text:style-name="P59" text:outline-level="2"><text:bookmark-start text:name="__RefHeading__1865_1819184786"/>Removing a Satellite<text:bookmark-end text:name="__RefHeading__1865_181918478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42655393" text:continue-list="list1468966498" text:style-name="L26">
        <text:list-item>
          <text:p text:style-name="P41">User</text:p>
        </text:list-item>
        <text:list-item>
          <text:p text:style-name="P41">Display</text:p>
        </text:list-item>
        <text:list-item>
          <text:p text:style-name="P41">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723651064" text:style-name="L36">
        <text:list-item>
          <text:p text:style-name="P52">This includes a drop down with an action to remove Satellites</text:p>
        </text:list-item>
        <text:list-item>
          <text:p text:style-name="P52">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text:soft-page-break/>have been lost due to this procedure.</text:p>
      <text:h text:style-name="P58" text:outline-level="2"><text:bookmark-start text:name="__RefHeading__1985_1819184786"/>*Adding A Satellite – Physical Setup<text:bookmark-end text:name="__RefHeading__1985_1819184786"/></text:h>
      <text:p text:style-name="Text_20_body"/>
      <text:p text:style-name="Text_20_body">This use case documents the procedure that a user would use to associate a new Satellite with the display, using the physical setup button.</text:p>
      <text:h text:style-name="Heading_20_3" text:outline-level="3">Actors</text:h>
      <text:list xml:id="list464942815" text:style-name="L37">
        <text:list-item>
          <text:p text:style-name="P53">User</text:p>
        </text:list-item>
        <text:list-item>
          <text:p text:style-name="P53">Server</text:p>
        </text:list-item>
        <text:list-item>
          <text:p text:style-name="P53">Satellite</text:p>
        </text:list-item>
      </text:list>
      <text:h text:style-name="Heading_20_3" text:outline-level="3">Assumptions</text:h>
      <text:p text:style-name="Text_20_body">The user has plugged the Satellite into the wall</text:p>
      <text:p text:style-name="Text_20_body">The user has the server running normally</text:p>
      <text:h text:style-name="Heading_20_3" text:outline-level="3">Procedure</text:h>
      <text:p text:style-name="Text_20_body">The user must press the "Connect" button on the Satellite's case</text:p>
      <text:p text:style-name="Text_20_body">The user must press the "Connect" button on the server's case</text:p>
      <text:h text:style-name="Heading_20_3" text:outline-level="3">Expected Outcome</text:h>
      <text:p text:style-name="Text_20_body">The Satellite and server should go through handshaking and after no more than 10 seconds, shall be connected.</text:p>
      <text:h text:style-name="P59" text:outline-level="2"><text:bookmark-start text:name="__RefHeading__2005_1819184786"/>*Cycling Power Modes<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1521907593" text:style-name="L38">
        <text:list-item>
          <text:p text:style-name="P13"><text:bookmark-start text:name="__RefHeading__2009_1819184786"/>User<text:bookmark-end text:name="__RefHeading__2009_1819184786"/></text:p>
        </text:list-item>
        <text:list-item>
          <text:p text:style-name="P13"><text:bookmark-start text:name="__RefHeading__2011_1819184786"/>Satellite<text:bookmark-end text:name="__RefHeading__2011_1819184786"/></text:p>
        </text:list-item>
        <text:list-item>
          <text:p text:style-name="P13"><text:bookmark-start text:name="__RefHeading__2013_1819184786"/>Server<text:bookmark-end text:name="__RefHeading__2013_1819184786"/></text:p>
        </text:list-item>
        <text:list-item>
          <text:p text:style-name="P13"><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initially operating in the Normal mode of operati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1381760773" text:style-name="L39">
        <text:list-item>
          <text:p text:style-name="P14"><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press the "Mode" button for each outlet face three times, with at least a 2 second pause between button presses<text:bookmark-end text:name="__RefHeading__2029_1819184786"/></text:p>
      <text:list xml:id="list1093524739" text:style-name="L40">
        <text:list-item>
          <text:p text:style-name="P15"><text:bookmark-start text:name="__RefHeading__2031_1819184786"/>The user looks at the Display again<text:bookmark-end text:name="__RefHeading__2031_1819184786"/></text:p>
          <text:list>
            <text:list-item>
              <text:p text:style-name="P15"><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39_1819184786"/>A section of readings from that Satellite that indicates "Blind" mode<text:bookmark-end text:name="__RefHeading__2039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he devices connected to the Satellite, if any, should be off when the Satellite is in "Off" mode<text:bookmark-end text:name="__RefHeading__2043_1819184786"/></text:p>
      <text:h text:style-name="P58" text:outline-level="2"><text:bookmark-start text:name="__RefHeading__1925_1819184786"/><text:bookmark text:name="PlugInSatellite"/>*Plug In Satellite<text:bookmark-end text:name="__RefHeading__1925_1819184786"/></text:h>
      <text:p text:style-name="Text_20_body">This use case describes the process a user must employ to plug the Satellite.</text:p>
      <text:h text:style-name="Heading_20_3" text:outline-level="3">Actors</text:h>
      <text:list xml:id="list745091741" text:style-name="L41">
        <text:list-item>
          <text:p text:style-name="P54">User</text:p>
        </text:list-item>
        <text:list-item>
          <text:p text:style-name="P54">Satellite</text:p>
        </text:list-item>
      </text:list>
      <text:h text:style-name="Heading_20_3" text:outline-level="3">Assumptions</text:h>
      <text:p text:style-name="Text_20_body">The power outlet in question is wired to mains electricity</text:p>
      <text:p text:style-name="Text_20_body">The power outlet is NEMA 5-15 standard</text:p>
      <text:p text:style-name="Text_20_body">The user is next to the outlet</text:p>
      <text:h text:style-name="Heading_20_3" text:outline-level="3">Procedure</text:h>
      <text:p text:style-name="Text_20_body">The user picks the Satellite up in their hand</text:p>
      <text:p text:style-name="Text_20_body">The user orients the Satellite with the holes of the power outlet</text:p>
      <text:p text:style-name="Text_20_body">The user presses the Satellite in until it is flush with the wall</text:p>
      <text:p text:style-name="Text_20_body">The user plugs devices into the outlet faces of the Satellite</text:p>
      <text:h text:style-name="Heading_20_3" text:outline-level="3">Expected Outcome</text:h>
      <text:p text:style-name="Text_20_body">The devices attached to the Satellite's outward face operate normally</text:p>
      <text:p text:style-name="Text_20_body">The Satellite's power indicator light is on and solid (not blinking)</text:p>
      <text:h text:style-name="P58" text:outline-level="2"><text:bookmark-start text:name="__RefHeading__2049_1819184786"/>*Power Up the Server<text:bookmark-end text:name="__RefHeading__2049_1819184786"/></text:h>
      <text:p text:style-name="Text_20_body">This use case describes the process a user who intends to power up the Server must employ.</text:p>
      <text:h text:style-name="Heading_20_3" text:outline-level="3">Actors</text:h>
      <text:list xml:id="list865475038" text:style-name="L42">
        <text:list-item>
          <text:p text:style-name="P55">User</text:p>
        </text:list-item>
        <text:list-item>
          <text:p text:style-name="P55">Server</text:p>
        </text:list-item>
        <text:list-item>
          <text:p text:style-name="P55">Display</text:p>
        </text:list-item>
      </text:list>
      <text:h text:style-name="Heading_20_3" text:outline-level="3">Assumptions</text:h>
      <text:p text:style-name="Text_20_body">The Server is initially unpowered</text:p>
      <text:p text:style-name="Text_20_body">The outlet mentioned is functioning</text:p>
      <text:h text:style-name="Heading_20_3" text:outline-level="3">Procedure</text:h>
      <text:p text:style-name="Text_20_body">The user picks up the power plug for the Server</text:p>
      <text:p text:style-name="Text_20_body">The user plugs it into the wall</text:p>
      <text:p text:style-name="Text_20_body">The user makes any other necessary connections (Ethernet?)</text:p>
      <text:p text:style-name="Text_20_body">The user presses the power button on the Server</text:p>
      <text:h text:style-name="Heading_20_3" text:outline-level="3">Expected Outcome</text:h>
      <text:p text:style-name="Text_20_body">The Server will be indicating power is on</text:p>
      <text:p text:style-name="Text_20_body">The Display should be operating and accessible after no more than 3 minutes of startup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9</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23T14:29:37</dc:date>
    <meta:editing-duration>PT5H18M24S</meta:editing-duration>
    <meta:editing-cycles>40</meta:editing-cycles>
    <meta:generator>LibreOffice/3.5$Linux_X86_64 LibreOffice_project/350m1$Build-2</meta:generator>
    <dc:creator>Charles H</dc:creator>
    <meta:document-statistic meta:table-count="1" meta:image-count="0" meta:object-count="0" meta:page-count="37" meta:paragraph-count="618" meta:word-count="5357" meta:character-count="30320" meta:non-whitespace-character-count="25695"/>
  </office:meta>
</office:document-meta>
</file>